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4" style:family="paragraph" style:parent-style-name="Standard">
      <loext:graphic-properties draw:fill="solid" draw:fill-color="#ffffff"/>
      <style:paragraph-properties fo:text-align="start" style:justify-single-word="false" fo:background-color="#ffffff" fo:padding="0cm" fo:border="none"/>
      <style:text-properties fo:font-size="8pt" style:font-size-asian="8pt" style:font-size-complex="8pt"/>
    </style:style>
    <style:style style:name="P5" style:family="paragraph" style:parent-style-name="Heading_20_1">
      <style:text-properties officeooo:rsid="001deb6a" officeooo:paragraph-rsid="001deb6a"/>
    </style:style>
    <style:style style:name="P6" style:family="paragraph" style:parent-style-name="Heading_20_1" style:master-page-name="First_20_Page">
      <style:paragraph-properties style:page-number="auto"/>
      <style:text-properties officeooo:rsid="001f707c" officeooo:paragraph-rsid="001f707c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1f707c"/>
    </style:style>
    <style:style style:name="T5" style:family="text">
      <style:text-properties fo:color="#000080" style:font-name="Courier New" fo:font-size="9pt" fo:font-style="normal" fo:font-weight="bold" style:font-size-asian="9pt" style:font-style-asian="normal" style:font-weight-asian="bold"/>
    </style:style>
    <style:style style:name="T6" style:family="text">
      <style:text-properties fo:color="#000080" style:font-name="Courier New" fo:font-style="normal" fo:font-weight="bold" style:font-style-asian="normal" style:font-weight-asian="bold"/>
    </style:style>
    <style:style style:name="T7" style:family="text">
      <style:text-properties fo:color="#000000" style:font-name="Courier New" fo:font-size="9pt" fo:font-style="normal" fo:font-weight="normal" style:font-size-asian="9pt" style:font-style-asian="normal" style:font-weight-asian="normal"/>
    </style:style>
    <style:style style:name="T8" style:family="text">
      <style:text-properties fo:color="#000000" style:font-name="Courier New" fo:font-size="9pt" fo:font-style="italic" fo:font-weight="normal" style:font-size-asian="9pt" style:font-style-asian="italic" style:font-weight-asian="normal"/>
    </style:style>
    <style:style style:name="T9" style:family="text">
      <style:text-properties fo:color="#000000" style:font-name="Courier New" fo:font-style="normal" fo:font-weight="normal" style:font-style-asian="normal" style:font-weight-asian="normal"/>
    </style:style>
    <style:style style:name="T10" style:family="text">
      <style:text-properties fo:color="#000000" style:font-name="Courier New" fo:font-style="italic" fo:font-weight="normal" style:font-style-asian="italic" style:font-weight-asian="normal"/>
    </style:style>
    <style:style style:name="T11" style:family="text">
      <style:text-properties fo:color="#808000" style:font-name="Courier New" fo:font-size="9pt" fo:font-style="normal" fo:font-weight="normal" style:font-size-asian="9pt" style:font-style-asian="normal" style:font-weight-asian="normal"/>
    </style:style>
    <style:style style:name="T12" style:family="text">
      <style:text-properties fo:color="#808000" style:font-name="Courier New" fo:font-style="normal" fo:font-weight="normal" style:font-style-asian="normal" style:font-weight-asian="normal"/>
    </style:style>
    <style:style style:name="T13" style:family="text">
      <style:text-properties fo:color="#008000" style:font-name="Courier New" fo:font-size="9pt" fo:font-style="normal" fo:font-weight="bold" style:font-size-asian="9pt" style:font-style-asian="normal" style:font-weight-asian="bold"/>
    </style:style>
    <style:style style:name="T14" style:family="text">
      <style:text-properties fo:color="#008000" style:font-name="Courier New" fo:font-style="normal" fo:font-weight="bold" style:font-style-asian="normal" style:font-weight-asian="bold"/>
    </style:style>
    <style:style style:name="T15" style:family="text">
      <style:text-properties fo:color="#0000ff" style:font-name="Courier New" fo:font-size="9pt" fo:font-style="normal" fo:font-weight="normal" style:font-size-asian="9pt" style:font-style-asian="normal" style:font-weight-asian="normal"/>
    </style:style>
    <style:style style:name="T16" style:family="text">
      <style:text-properties fo:color="#0000ff" style:font-name="Courier New" fo:font-style="normal" fo:font-weight="normal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71629370" text:style-name="Outline">
        <text:list-item>
          <text:h text:style-name="P6" text:outline-level="1">SnackBar</text:h>
        </text:list-item>
        <text:list-item>
          <text:h text:style-name="P5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4">23-9</text:span>-2018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P4"><text:span text:style-name="T6">class </text:span><text:span text:style-name="T9">MySnackBar </text:span><text:span text:style-name="T6">extends </text:span><text:span text:style-name="T9">StatelessWidget {</text:span><text:line-break/><text:span text:style-name="T9"> </text:span><text:span text:style-name="T12">@override</text:span><text:line-break/><text:span text:style-name="T12"> </text:span><text:span text:style-name="T9">Widget build(BuildContext context) {</text:span><text:line-break/><text:span text:style-name="T9"> <text:s/></text:span><text:span text:style-name="T6">return new </text:span><text:span text:style-name="T9">Scaffold(</text:span><text:line-break/><text:span text:style-name="T9"> <text:s text:c="3"/>appBar: </text:span><text:span text:style-name="T6">new </text:span><text:span text:style-name="T9">AppBar(</text:span><text:line-break/><text:span text:style-name="T9"> <text:s text:c="5"/>title: </text:span><text:span text:style-name="T6">new </text:span><text:span text:style-name="T9">Text(</text:span><text:span text:style-name="T14">"SnackBar Demo"</text:span><text:span text:style-name="T9">),</text:span><text:line-break/><text:span text:style-name="T9"> <text:s text:c="3"/>),</text:span><text:line-break/><text:span text:style-name="T9"> <text:s text:c="3"/>body: </text:span><text:span text:style-name="T6">new </text:span><text:span text:style-name="T9">Center(</text:span><text:line-break/><text:span text:style-name="T9"> <text:s text:c="5"/>child: </text:span><text:span text:style-name="T6">new </text:span><text:span text:style-name="T9">MyButton(),</text:span><text:line-break/><text:span text:style-name="T9"> <text:s text:c="3"/>),</text:span><text:line-break/><text:span text:style-name="T9"> );</text:span><text:line-break/><text:span text:style-name="T9"> }</text:span><text:line-break/><text:span text:style-name="T9">}</text:span><text:line-break/><text:line-break/><text:span text:style-name="T6">class </text:span><text:span text:style-name="T9">MyButton </text:span><text:span text:style-name="T6">extends </text:span><text:span text:style-name="T9">StatelessWidget {</text:span><text:line-break/><text:span text:style-name="T9"> </text:span><text:span text:style-name="T12">@override</text:span><text:line-break/><text:span text:style-name="T12"> </text:span><text:span text:style-name="T9">Widget build(BuildContext context) {</text:span><text:line-break/><text:span text:style-name="T9"> <text:s/></text:span><text:span text:style-name="T6">return new </text:span><text:span text:style-name="T9">RaisedButton(</text:span><text:line-break/><text:span text:style-name="T9"> <text:s text:c="3"/>child: </text:span><text:span text:style-name="T6">new </text:span><text:span text:style-name="T9">Text(</text:span><text:span text:style-name="T14">"Desplegar Snackbar"</text:span><text:span text:style-name="T9">),</text:span><text:line-break/><text:span text:style-name="T9"> <text:s text:c="3"/>onPressed: () {</text:span><text:line-break/><text:span text:style-name="T9"> <text:s text:c="5"/>Scaffold.</text:span><text:span text:style-name="T10">of</text:span><text:span text:style-name="T9">(context).showSnackBar(</text:span><text:span text:style-name="T6">new </text:span><text:span text:style-name="T9">SnackBar(</text:span><text:line-break/><text:span text:style-name="T9"> <text:s text:c="7"/>content: </text:span><text:span text:style-name="T6">new </text:span><text:span text:style-name="T9">Text(</text:span><text:span text:style-name="T14">"Hola soy un snackbar :)"</text:span><text:span text:style-name="T9">),</text:span><text:line-break/><text:span text:style-name="T9"> <text:s text:c="7"/>duration: </text:span><text:span text:style-name="T6">new </text:span><text:span text:style-name="T9">Duration(seconds: </text:span><text:span text:style-name="T16">5</text:span><text:span text:style-name="T9">),</text:span><text:line-break/><text:span text:style-name="T9"> <text:s text:c="7"/>action: </text:span><text:span text:style-name="T6">new </text:span><text:span text:style-name="T9">SnackBarAction(</text:span><text:line-break/><text:span text:style-name="T9"> <text:s text:c="9"/>label: </text:span><text:span text:style-name="T14">"Click Aqui"</text:span><text:span text:style-name="T9">,</text:span><text:line-break/><text:span text:style-name="T9"> <text:s text:c="9"/>onPressed: (){</text:span><text:line-break/><text:span text:style-name="T9"> <text:s text:c="11"/>Scaffold.</text:span><text:span text:style-name="T10">of</text:span><text:span text:style-name="T9">(context).showSnackBar(</text:span><text:line-break/><text:span text:style-name="T9"> <text:s text:c="13"/></text:span><text:span text:style-name="T6">new </text:span><text:span text:style-name="T9">SnackBar(</text:span><text:line-break/><text:span text:style-name="T9"> <text:s text:c="15"/>content: </text:span><text:span text:style-name="T6">new </text:span><text:span text:style-name="T9">Text(</text:span><text:span text:style-name="T14">"Hola, <text:s/>nuevamente :)"</text:span><text:span text:style-name="T9">),</text:span><text:line-break/><text:span text:style-name="T9"> <text:s text:c="13"/>) </text:span><text:line-break/><text:span text:style-name="T9"> <text:s text:c="11"/>);</text:span><text:line-break/><text:span text:style-name="T9"> <text:s text:c="9"/>},</text:span><text:line-break/><text:span text:style-name="T9"> <text:s text:c="7"/>),</text:span><text:line-break/><text:span text:style-name="T9"> <text:s text:c="5"/>));</text:span><text:line-break/><text:span text:style-name="T9"> <text:s text:c="3"/>},</text:span><text:line-break/><text:span text:style-name="T9"> <text:s/>);</text:span><text:line-break/><text:span text:style-name="T9"> }</text:span><text:line-break/><text:span text:style-name="T9">}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8-09-23T12:38:40.009000000</meta:creation-date>
    <meta:editing-duration>PT3M30S</meta:editing-duration>
    <meta:generator>LibreOffice/6.1.0.3$Windows_X86_64 LibreOffice_project/efb621ed25068d70781dc026f7e9c5187a4decd1</meta:generator>
    <dc:date>2018-09-23T12:41:39.923000000</dc:date>
    <meta:document-statistic meta:table-count="0" meta:image-count="0" meta:object-count="0" meta:page-count="2" meta:paragraph-count="10" meta:word-count="105" meta:character-count="1021" meta:non-whitespace-character-count="72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